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E00000042829DCEEA2B0C07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e3a0" officeooo:paragraph-rsid="001de3a0"/>
    </style:style>
    <style:style style:name="P2" style:family="paragraph" style:parent-style-name="Standard">
      <style:text-properties officeooo:rsid="001e9520" officeooo:paragraph-rsid="001e9520"/>
    </style:style>
    <style:style style:name="P3" style:family="paragraph" style:parent-style-name="Standard">
      <style:text-properties officeooo:rsid="00207e5b" officeooo:paragraph-rsid="00207e5b"/>
    </style:style>
    <style:style style:name="P4" style:family="paragraph" style:parent-style-name="Standard">
      <style:text-properties officeooo:rsid="0022db00" officeooo:paragraph-rsid="0022db00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55d41" officeooo:paragraph-rsid="00255d4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2b54ee" officeooo:paragraph-rsid="002b54ee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d4cfd" officeooo:paragraph-rsid="002d4cfd" style:font-weight-asian="normal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>
      <style:text-properties style:text-underline-style="none" fo:font-weight="normal" officeooo:rsid="00255d41" officeooo:paragraph-rsid="00255d41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70113" officeooo:paragraph-rsid="0027011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a303e" officeooo:paragraph-rsid="002a303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ab604" officeooo:paragraph-rsid="002ab604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b54ee" officeooo:paragraph-rsid="002b54ee" style:font-weight-asian="normal" style:font-weight-complex="normal"/>
    </style:style>
    <style:style style:name="P14" style:family="paragraph" style:parent-style-name="Standard" style:list-style-name="L2">
      <style:text-properties style:text-underline-style="none" fo:font-weight="normal" officeooo:rsid="002d4cfd" officeooo:paragraph-rsid="002d4cf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d4cfd" officeooo:paragraph-rsid="002d4cfd" style:font-weight-asian="normal" style:font-weight-complex="normal"/>
    </style:style>
    <style:style style:name="P16" style:family="paragraph" style:parent-style-name="Standard" style:list-style-name="L1">
      <style:text-properties style:text-underline-style="solid" style:text-underline-width="auto" style:text-underline-color="font-color" fo:font-weight="normal" officeooo:rsid="00270113" officeooo:paragraph-rsid="00270113" style:font-weight-asian="normal" style:font-weight-complex="normal"/>
    </style:style>
    <style:style style:name="P17" style:family="paragraph" style:parent-style-name="Standard">
      <style:text-properties fo:color="#000000" style:font-name="Courier New" fo:font-size="10pt" style:text-underline-style="none" fo:font-weight="normal" officeooo:rsid="002d4cfd" officeooo:paragraph-rsid="002d4cfd" style:font-size-asian="10pt" style:font-weight-asian="normal" style:font-weight-complex="normal"/>
    </style:style>
    <style:style style:name="P18" style:family="paragraph" style:parent-style-name="Standard">
      <style:text-properties officeooo:rsid="0022db00" officeooo:paragraph-rsid="00270113"/>
    </style:style>
    <style:style style:name="P19" style:family="paragraph" style:parent-style-name="Standard">
      <style:paragraph-properties fo:margin-left="0.4902in" fo:margin-right="0in" fo:text-indent="0in" style:auto-text-indent="false"/>
      <style:text-properties style:text-underline-style="none" fo:font-weight="normal" officeooo:rsid="002a303e" officeooo:paragraph-rsid="002a303e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rier New" fo:font-size="10pt" style:font-size-asian="10pt"/>
    </style:style>
    <style:style style:name="T1" style:family="text">
      <style:text-properties officeooo:rsid="00235e49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8a7f8"/>
    </style:style>
    <style:style style:name="T4" style:family="text">
      <style:text-properties style:text-underline-style="none" officeooo:rsid="002a0548"/>
    </style:style>
    <style:style style:name="T5" style:family="text">
      <style:text-properties fo:color="#7f0055" style:font-name="Courier New" fo:font-size="10pt" fo:font-weight="bold" style:font-size-asian="10pt" style:font-weight-asian="bold"/>
    </style:style>
    <style:style style:name="T6" style:family="text">
      <style:text-properties fo:color="#7f0055" style:font-name="Courier New" fo:font-size="10pt" style:text-underline-style="none" fo:font-weight="bold" style:font-size-asian="10pt" style:font-weight-asian="bold"/>
    </style:style>
    <style:style style:name="T7" style:family="text">
      <style:text-properties fo:color="#000000" style:font-name="Courier New" fo:font-size="10pt" style:font-size-asian="10pt"/>
    </style:style>
    <style:style style:name="T8" style:family="text">
      <style:text-properties fo:color="#000000" style:font-name="Courier New" fo:font-size="10pt" fo:background-color="#d4d4d4" loext:char-shading-value="0" style:font-size-asian="10pt"/>
    </style:style>
    <style:style style:name="T9" style:family="text">
      <style:text-properties fo:color="#000000" style:font-name="Courier New" fo:font-size="10pt" style:text-underline-style="none" style:font-size-asian="10pt"/>
    </style:style>
    <style:style style:name="T10" style:family="text">
      <style:text-properties fo:color="#6a3e3e" style:font-name="Courier New" fo:font-size="10pt" style:font-size-asian="10pt"/>
    </style:style>
    <style:style style:name="T11" style:family="text">
      <style:text-properties fo:color="#3f7f5f" style:font-name="Courier New" fo:font-size="10pt" style:font-size-asian="10pt"/>
    </style:style>
    <style:style style:name="T12" style:family="text">
      <style:text-properties fo:color="#3f7f5f" style:font-name="Courier New" fo:font-size="10pt" officeooo:rsid="00311a3f" style:font-size-asian="10pt"/>
    </style:style>
    <style:style style:name="T13" style:family="text">
      <style:text-properties fo:color="#3f7f5f" style:font-name="Courier New" fo:font-size="10pt" style:text-underline-style="solid" style:text-underline-width="auto" style:text-underline-color="font-color" style:font-size-asian="10pt"/>
    </style:style>
    <style:style style:name="T14" style:family="text">
      <style:text-properties fo:color="#2a00ff" style:font-name="Courier New" fo:font-size="10pt" style:font-size-asian="10pt"/>
    </style:style>
    <style:style style:name="T15" style:family="text">
      <style:text-properties fo:color="#0000c0" style:font-name="Courier New" fo:font-size="10pt" fo:font-style="italic" fo:font-weight="bold" style:font-size-asian="10pt" style:font-style-asian="italic" style:font-weight-asian="bold"/>
    </style:style>
    <style:style style:name="T16" style:family="text">
      <style:text-properties officeooo:rsid="001e952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ction pooling allows us to request the Container to create a set of JDBC connections right when it starts up. <text:span text:style-name="T16">When container is starting up, we request it to create a set of JDBC connections.</text:span></text:p>
      <text:p text:style-name="P2"/>
      <text:p text:style-name="P3">These connections can then be used by Servlets or JSPs to interact with database and send the connection back when they are done with their work.</text:p>
      <text:p text:style-name="P3"/>
      <text:p text:style-name="P4">This connection pooling greatly enhances performance and also provides reuse of connections. <text:span text:style-name="T1">(how reuse?? when servlet is done with its work, it will return the connection back to the pool).</text:span></text:p>
      <text:p text:style-name="P4"/>
      <text:p text:style-name="P5">Configuring Connection pooling :</text:p>
      <text:p text:style-name="P9"/>
      <text:list xml:id="list9126670488323194645" text:style-name="L1">
        <text:list-item>
          <text:p text:style-name="P16"><text:span text:style-name="T4">step 1 : </text:span><text:span text:style-name="T2">Copy Driver jar file to the Apache Tomcat installation lib folder. Tomcat needs this driver to establish connections.</text:span></text:p>
        </text:list-item>
        <text:list-item>
          <text:p text:style-name="P16"><text:span text:style-name="T4">Step 2 : </text:span><text:span text:style-name="T2">Configure </text:span><text:span text:style-name="T3">R</text:span><text:span text:style-name="T2">esource element in context.xml file.</text:span></text:p>
        </text:list-item>
      </text:list>
      <text:p text:style-name="P10"/>
      <text:p text:style-name="P11">Context.xml file is under &lt;ApacheTomcatInstallationDir&gt;/conf folder.</text:p>
      <text:p text:style-name="P11"/>
      <text:p text:style-name="P19">C:\Program Files\Apache Software Foundation\Tomcat 8.0\conf</text:p>
      <text:p text:style-name="P19"/>
      <text:p text:style-name="P12">In the context.xml file, add the Resource element like this :</text:p>
      <text:p text:style-name="P12"/>
      <text:p text:style-name="P12"><draw:frame draw:style-name="fr1" draw:name="Image1" text:anchor-type="paragraph" svg:width="6.9252in" svg:height="0.4272in" draw:z-index="0"><draw:image xlink:href="Pictures/100000000000042E00000042829DCEEA2B0C0715.png" xlink:type="simple" xlink:show="embed" xlink:actuate="onLoad"/></draw:frame></text:p>
      <text:p text:style-name="P6">Acquire Database connection from Connection pool : </text:p>
      <text:p text:style-name="P13"/>
      <text:list xml:id="list1900576583748564436" text:style-name="L2">
        <text:list-item>
          <text:p text:style-name="P14">Connect to the naming service</text:p>
        </text:list-item>
        <text:list-item>
          <text:p text:style-name="P14">Look up for the DataSource</text:p>
        </text:list-item>
        <text:list-item>
          <text:p text:style-name="P14">Get the connection</text:p>
        </text:list-item>
      </text:list>
      <text:p text:style-name="P7"/>
      <text:p text:style-name="P7"><text:span text:style-name="T5">protected</text:span><text:span text:style-name="T7"> </text:span><text:span text:style-name="T5">void</text:span><text:span text:style-name="T7"> doGet(HttpServletRequest </text:span><text:span text:style-name="T10">request</text:span><text:span text:style-name="T7">, HttpServletResponse </text:span><text:span text:style-name="T10">response</text:span><text:span text:style-name="T7">)</text:span></text:p>
      <text:p text:style-name="P8"><text:span text:style-name="T9"><text:tab/><text:tab/><text:tab/></text:span><text:span text:style-name="T6">throws</text:span><text:span text:style-name="T9"> ServletException, IOException {</text:span></text:p>
      <text:p text:style-name="P8"><text:span text:style-name="T7"><text:tab/></text:span><text:span text:style-name="T5">try</text:span><text:span text:style-name="T7"> {</text:span></text:p>
      <text:p text:style-name="P8"><text:span text:style-name="T7"><text:tab/><text:tab/></text:span><text:span text:style-name="T11">// </text:span><text:span text:style-name="T12">step 1: </text:span><text:span text:style-name="T11">connect to the naming service</text:span></text:p>
      <text:p text:style-name="P8"><text:span text:style-name="T7"><text:tab/><text:tab/>Context </text:span><text:span text:style-name="T10">namingContext</text:span><text:span text:style-name="T7"> = </text:span><text:span text:style-name="T5">new</text:span><text:span text:style-name="T7"> </text:span><text:span text:style-name="T8">InitialContext</text:span><text:span text:style-name="T7">();</text:span></text:p>
      <text:p text:style-name="P8"><text:span text:style-name="T7"><text:tab/><text:tab/></text:span><text:span text:style-name="T11">// </text:span><text:span text:style-name="T12">step 2: </text:span><text:span text:style-name="T11">J2EE standard that lookup name should follow this prefix :</text:span></text:p>
      <text:p text:style-name="P8"><text:span text:style-name="T7"><text:tab/><text:tab/></text:span><text:span text:style-name="T11">// "java:comp/</text:span><text:span text:style-name="T13">env</text:span><text:span text:style-name="T11">/"</text:span></text:p>
      <text:p text:style-name="P8"><text:span text:style-name="T7"><text:tab/><text:tab/></text:span><text:span text:style-name="T11">// It is mandatory to follow the naming convention</text:span></text:p>
      <text:p text:style-name="P8"><text:span text:style-name="T7"><text:tab/><text:tab/>DataSource </text:span><text:span text:style-name="T10">ds</text:span><text:span text:style-name="T7"> = (DataSource)</text:span><text:span text:style-name="T10">namingContext</text:span><text:span text:style-name="T7">.lookup(</text:span><text:span text:style-name="T14">"java:comp/env/myds"</text:span><text:span text:style-name="T7">);</text:span></text:p>
      <text:p text:style-name="P8"><text:span text:style-name="T7"><text:tab/><text:tab/></text:span><text:span text:style-name="T11">// </text:span><text:span text:style-name="T12">step 3: </text:span><text:span text:style-name="T11">Get connection from DataSource</text:span></text:p>
      <text:p text:style-name="P8"><text:span text:style-name="T7"><text:tab/><text:tab/>Connection </text:span><text:span text:style-name="T10">conn</text:span><text:span text:style-name="T7"> = </text:span><text:span text:style-name="T10">ds</text:span><text:span text:style-name="T7">.getConnection();</text:span></text:p>
      <text:p text:style-name="P8"><text:span text:style-name="T7"><text:tab/><text:tab/>System.</text:span><text:span text:style-name="T15">out</text:span><text:span text:style-name="T7">.println(</text:span><text:span text:style-name="T10">conn</text:span><text:span text:style-name="T7">);</text:span></text:p>
      <text:p text:style-name="P8"><text:span text:style-name="T7"><text:tab/>} </text:span><text:span text:style-name="T5">catch</text:span><text:span text:style-name="T7"> (NamingException </text:span><text:span text:style-name="T10">e</text:span><text:span text:style-name="T7">) {</text:span></text:p>
      <text:p text:style-name="P8"><text:span text:style-name="T7"><text:tab/><text:tab/></text:span><text:span text:style-name="T10">e</text:span><text:span text:style-name="T7">.printStackTrace();</text:span></text:p>
      <text:p text:style-name="P8"><text:span text:style-name="T7"><text:tab/>} </text:span><text:span text:style-name="T5">catch</text:span><text:span text:style-name="T7"> (SQLException </text:span><text:span text:style-name="T10">e</text:span><text:span text:style-name="T7">) {</text:span></text:p>
      <text:p text:style-name="P8"><text:span text:style-name="T7"><text:tab/><text:tab/></text:span><text:span text:style-name="T10">e</text:span><text:span text:style-name="T7">.printStackTrace();</text:span></text:p>
      <text:p text:style-name="P20"><text:tab/>}</text:p>
      <text:p text:style-name="P8"><text:span text:style-name="T7"><text:tab/></text:span><text:span text:style-name="T10">response</text:span><text:span text:style-name="T7">.getWriter().append(</text:span><text:span text:style-name="T14">"Served at: "</text:span><text:span text:style-name="T7">).append(</text:span><text:span text:style-name="T10">request</text:span><text:span text:style-name="T7">.getContextPath());</text:span></text:p>
      <text:p text:style-name="P17">}</text:p>
      <text:p text:style-name="P17"/>
      <text:p text:style-name="Text_20_body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36S</meta:editing-duration>
    <meta:editing-cycles>21</meta:editing-cycles>
    <meta:generator>LibreOffice/5.1.5.2$Windows_x86 LibreOffice_project/7a864d8825610a8c07cfc3bc01dd4fce6a9447e5</meta:generator>
    <dc:date>2017-10-16T14:30:33.158000000</dc:date>
    <dc:creator>Raghunath Dayala</dc:creator>
    <meta:document-statistic meta:table-count="0" meta:image-count="1" meta:object-count="0" meta:page-count="1" meta:paragraph-count="32" meta:word-count="254" meta:character-count="1788" meta:non-whitespace-character-count="1540"/>
    <meta:user-defined meta:name="Info 1"/>
    <meta:user-defined meta:name="Info 2"/>
    <meta:user-defined meta:name="Info 3"/>
    <meta:user-defined meta:name="Info 4"/>
  </office:meta>
</office:document-meta>
</file>